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19d90" officeooo:paragraph-rsid="00019d90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officeooo:rsid="0004aa3b" officeooo:paragraph-rsid="0004aa3b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04aa3b" style:font-size-asian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officeooo:paragraph-rsid="0005dcaf"/>
    </style:style>
    <style:style style:name="P6" style:family="paragraph" style:parent-style-name="Standard">
      <style:text-properties fo:color="#000000" officeooo:rsid="00019d90" officeooo:paragraph-rsid="00019d90"/>
    </style:style>
    <style:style style:name="P7" style:family="paragraph" style:parent-style-name="Standard">
      <style:text-properties fo:color="#000000" officeooo:rsid="0005dcaf" officeooo:paragraph-rsid="0005dcaf"/>
    </style:style>
    <style:style style:name="P8" style:family="paragraph" style:parent-style-name="Standard">
      <style:text-properties officeooo:rsid="0005dcaf" officeooo:paragraph-rsid="0005dcaf"/>
    </style:style>
    <style:style style:name="P9" style:family="paragraph" style:parent-style-name="Standard">
      <style:text-properties fo:font-weight="bold" officeooo:rsid="0005dcaf" officeooo:paragraph-rsid="0005dcaf" style:font-weight-asian="bold" style:font-weight-complex="bold"/>
    </style:style>
    <style:style style:name="P10" style:family="paragraph" style:parent-style-name="Standard">
      <style:text-properties fo:font-weight="normal" officeooo:rsid="0005dcaf" officeooo:paragraph-rsid="0005dcaf" style:font-weight-asian="normal" style:font-weight-complex="normal"/>
    </style:style>
    <style:style style:name="P11" style:family="paragraph" style:parent-style-name="Standard">
      <style:text-properties officeooo:paragraph-rsid="0005dcaf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5dcaf" officeooo:paragraph-rsid="0005dcaf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74294" officeooo:paragraph-rsid="00074294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officeooo:rsid="0005dcaf" officeooo:paragraph-rsid="0005dcaf"/>
    </style:style>
    <style:style style:name="P15" style:family="paragraph" style:parent-style-name="Standard">
      <style:text-properties style:text-underline-style="none" fo:font-weight="bold" officeooo:rsid="0005dcaf" officeooo:paragraph-rsid="0005dcaf" style:font-weight-asian="bold" style:font-weight-complex="bold"/>
    </style:style>
    <style:style style:name="T1" style:family="text">
      <style:text-properties fo:color="#d9e8f7" style:font-name="Monospace" fo:font-size="10pt" style:font-size-asian="10pt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style:font-name="Monospace" fo:font-size="10pt" officeooo:rsid="0005dcaf" style:font-size-asian="10pt"/>
    </style:style>
    <style:style style:name="T4" style:family="text">
      <style:text-properties style:font-name="Monospace" fo:font-size="10pt" officeooo:rsid="00019d90" style:font-size-asian="10pt"/>
    </style:style>
    <style:style style:name="T5" style:family="text">
      <style:text-properties style:font-name="Monospace" fo:font-size="10pt" fo:font-weight="bold" style:font-size-asian="10pt" style:font-weight-asian="bold"/>
    </style:style>
    <style:style style:name="T6" style:family="text">
      <style:text-properties style:font-name="Monospace" fo:font-size="10pt" fo:font-weight="bold" officeooo:rsid="0005dcaf" style:font-size-asian="10pt" style:font-weight-asian="bold"/>
    </style:style>
    <style:style style:name="T7" style:family="text">
      <style:text-properties style:font-name="Monospace" fo:font-size="10pt" fo:font-weight="bold" officeooo:rsid="00019d90" style:font-size-asian="10pt" style:font-weight-asian="bold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fo:color="#000000" style:font-name="Monospace" fo:font-size="10pt" officeooo:rsid="00019d90" style:font-size-asian="10pt"/>
    </style:style>
    <style:style style:name="T10" style:family="text">
      <style:text-properties fo:color="#000000" style:font-name="Monospace" fo:font-size="10pt" fo:font-weight="bold" style:font-size-asian="10pt" style:font-weight-asian="bold"/>
    </style:style>
    <style:style style:name="T11" style:family="text">
      <style:text-properties fo:color="#000000" style:font-name="Monospace" fo:font-size="10pt" fo:font-weight="bold" officeooo:rsid="00019d90" style:font-size-asian="10pt" style:font-weight-asian="bold"/>
    </style:style>
    <style:style style:name="T12" style:family="text">
      <style:text-properties officeooo:rsid="000742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RUN THE FOLLOWING IN THE Testing_Project FOLDER WHEN CHANGES ARE MADE TO THE SOURCE CODE <text:span text:style-name="T12">OR WHEN YOU PULL FROM THE GIT REPO</text:span></text:p>
      <text:p text:style-name="P14"/>
      <text:p text:style-name="P15">mvn clean install</text:p>
      <text:p text:style-name="P8"/>
      <text:p text:style-name="P8"/>
      <text:p text:style-name="P12">FOR THE PROJECT BEING TESTED</text:p>
      <text:p text:style-name="P8"/>
      <text:p text:style-name="P8">In the pom.xml of the project you are running our tool on add the dependency and plugin. </text:p>
      <text:p text:style-name="P8">Within the folder of the project you are testing run</text:p>
      <text:p text:style-name="P9">mvn clean test </text:p>
      <text:p text:style-name="P10"/>
      <text:p text:style-name="P10">this will clean all of the old setting and the like you generated the last time you ran this tool.</text:p>
      <text:p text:style-name="P10">If you get an error and comprehensive debugging is wanted run </text:p>
      <text:p text:style-name="P9">mvn -X clean test</text:p>
      <text:p text:style-name="P1"/>
      <text:p text:style-name="P1"/>
      <text:p text:style-name="P1"/>
      <text:p text:style-name="P11"><text:span text:style-name="T9">&lt;</text:span><text:span text:style-name="T11">dependency</text:span><text:span text:style-name="T9">&gt;</text:span></text:p>
      <text:p text:style-name="P11"><text:span text:style-name="T8"><text:tab/>&lt;</text:span><text:span text:style-name="T10">groupId</text:span><text:span text:style-name="T8">&gt;Testing_Project&lt;/</text:span><text:span text:style-name="T10">groupId</text:span><text:span text:style-name="T8">&gt;</text:span></text:p>
      <text:p text:style-name="P11"><text:span text:style-name="T8"><text:tab/>&lt;</text:span><text:span text:style-name="T10">artifactId</text:span><text:span text:style-name="T8">&gt;Testing_Project&lt;/</text:span><text:span text:style-name="T10">artifactId</text:span><text:span text:style-name="T8">&gt;</text:span></text:p>
      <text:p text:style-name="P5"><text:span text:style-name="T2"><text:tab/>&lt;</text:span><text:span text:style-name="T5">version</text:span><text:span text:style-name="T2">&gt;0.0.1-SNAPSHOT&lt;/</text:span><text:span text:style-name="T5">version</text:span><text:span text:style-name="T2">&gt;</text:span></text:p>
      <text:p text:style-name="P5"><text:span text:style-name="T4">&lt;/</text:span><text:span text:style-name="T7">dependency</text:span><text:span text:style-name="T4">&gt;</text:span></text:p>
      <text:p text:style-name="P6"/>
      <text:p text:style-name="P6"/>
      <text:p text:style-name="P7"><text:span text:style-name="T2">***Add surefire plugin, if project is already using surefire, add from &lt;forkcount&gt; to &lt;/properties&gt; to the plugin ***</text:span></text:p>
      <text:p text:style-name="P3"><text:span text:style-name="T1"/></text:p>
      <text:p text:style-name="P2"><text:span text:style-name="T2">&lt;</text:span><text:span text:style-name="T5">plugin</text:span><text:span text:style-name="T2">&gt;</text:span></text:p>
      <text:p text:style-name="P4"><text:span text:style-name="T2"><text:tab/>&lt;</text:span><text:span text:style-name="T5">groupId</text:span><text:span text:style-name="T2">&gt;org.apache.maven.plugins&lt;/</text:span><text:span text:style-name="T5">groupId</text:span><text:span text:style-name="T2">&gt;</text:span></text:p>
      <text:p text:style-name="P4"><text:span text:style-name="T2"><text:tab/>&lt;</text:span><text:span text:style-name="T5">artifactId</text:span><text:span text:style-name="T2">&gt;maven-surefire-plugin&lt;/</text:span><text:span text:style-name="T5">artifactId</text:span><text:span text:style-name="T2">&gt;</text:span></text:p>
      <text:p text:style-name="P4"><text:span text:style-name="T2"><text:tab/>&lt;</text:span><text:span text:style-name="T5">version</text:span><text:span text:style-name="T2">&gt;2.22.2&lt;/</text:span><text:span text:style-name="T5">version</text:span><text:span text:style-name="T2">&gt;</text:span></text:p>
      <text:p text:style-name="P4"><text:span text:style-name="T2"><text:tab/><text:tab/>&lt;</text:span><text:span text:style-name="T5">configuration</text:span><text:span text:style-name="T2">&gt;</text:span></text:p>
      <text:p text:style-name="P5"><text:span text:style-name="T2"><text:tab/><text:tab/>&lt;</text:span><text:span text:style-name="T5">forkCount</text:span><text:span text:style-name="T2">&gt;0&lt;/</text:span><text:span text:style-name="T5">forkCount</text:span><text:span text:style-name="T6">&gt;</text:span></text:p>
      <text:p text:style-name="P5"><text:span text:style-name="T6"><text:tab/></text:span><text:span text:style-name="T2">&lt;</text:span><text:span text:style-name="T5">argLine</text:span><text:span text:style-name="T2">&gt;-javaagent:</text:span><text:span text:style-name="T3">[absolute path to the SNAPSHOT jar]</text:span><text:span text:style-name="T2">=${project.groupId}&lt;/</text:span><text:span text:style-name="T5">argLine</text:span><text:span text:style-name="T2">&gt;</text:span></text:p>
      <text:p text:style-name="P4"><text:span text:style-name="T2"><text:s text:c="12"/><text:tab/>&lt;</text:span><text:span text:style-name="T5">properties</text:span><text:span text:style-name="T2">&gt;</text:span></text:p>
      <text:p text:style-name="P4"><text:span text:style-name="T2"><text:s text:c="12"/><text:tab/><text:tab/>&lt;</text:span><text:span text:style-name="T5">property</text:span><text:span text:style-name="T2">&gt;</text:span></text:p>
      <text:p text:style-name="P4"><text:span text:style-name="T2"><text:s text:c="12"/><text:tab/><text:tab/><text:tab/>&lt;</text:span><text:span text:style-name="T5">name</text:span><text:span text:style-name="T2">&gt;listener&lt;/</text:span><text:span text:style-name="T5">name</text:span><text:span text:style-name="T2">&gt;</text:span></text:p>
      <text:p text:style-name="P4"><text:span text:style-name="T2"><text:s text:c="12"/><text:tab/><text:tab/><text:tab/>&lt;</text:span><text:span text:style-name="T5">value</text:span><text:span text:style-name="T2">&gt;com.se4367.agents.JUnitListener&lt;/</text:span><text:span text:style-name="T5">value</text:span><text:span text:style-name="T2">&gt;</text:span></text:p>
      <text:p text:style-name="P4"><text:span text:style-name="T2"><text:s text:c="12"/><text:tab/><text:tab/>&lt;/</text:span><text:span text:style-name="T5">property</text:span><text:span text:style-name="T2">&gt;</text:span></text:p>
      <text:p text:style-name="P4"><text:span text:style-name="T2"><text:s text:c="12"/><text:tab/>&lt;/</text:span><text:span text:style-name="T5">properties</text:span><text:span text:style-name="T2">&gt;</text:span></text:p>
      <text:p text:style-name="P4"><text:span text:style-name="T2"><text:s text:c="11"/><text:tab/>&lt;/</text:span><text:span text:style-name="T5">configuration</text:span><text:span text:style-name="T2">&gt;</text:span></text:p>
      <text:p text:style-name="P2"><text:span text:style-name="T2">&lt;/</text:span><text:span text:style-name="T5">plugin</text:span><text:span text:style-name="T2">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21:24:13.106883494</meta:creation-date>
    <dc:date>2019-10-22T23:49:24.698412781</dc:date>
    <meta:editing-duration>PT43M21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1" meta:paragraph-count="30" meta:word-count="139" meta:character-count="1240" meta:non-whitespace-character-count="1021"/>
  </office:meta>
</office:document-meta>
</file>